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0eb517" officeooo:paragraph-rsid="000eb517" style:font-weight-asian="bold" style:font-weight-complex="bold"/>
    </style:style>
    <style:style style:name="P2" style:family="paragraph" style:parent-style-name="Standard">
      <style:text-properties fo:language="en" fo:country="GB" fo:font-weight="normal" officeooo:paragraph-rsid="000eb517" style:font-weight-asian="normal" style:font-weight-complex="normal"/>
    </style:style>
    <style:style style:name="P3" style:family="paragraph" style:parent-style-name="Standard">
      <style:text-properties fo:language="en" fo:country="GB" fo:font-weight="normal" officeooo:rsid="000eb517" officeooo:paragraph-rsid="000f22d4" style:font-weight-asian="normal" style:font-weight-complex="normal"/>
    </style:style>
    <style:style style:name="P4" style:family="paragraph" style:parent-style-name="Standard">
      <style:text-properties fo:language="en" fo:country="GB" fo:font-weight="normal" officeooo:paragraph-rsid="000f22d4" style:font-weight-asian="normal" style:font-weight-complex="normal"/>
    </style:style>
    <style:style style:name="P5" style:family="paragraph" style:parent-style-name="Standard">
      <style:text-properties fo:language="en" fo:country="GB" fo:font-weight="normal" officeooo:rsid="000fcfcc" officeooo:paragraph-rsid="000fcfcc" style:font-weight-asian="normal" style:font-weight-complex="normal"/>
    </style:style>
    <style:style style:name="P6" style:family="paragraph" style:parent-style-name="Standard">
      <style:text-properties officeooo:paragraph-rsid="000eb517"/>
    </style:style>
    <style:style style:name="P7" style:family="paragraph" style:parent-style-name="Standard">
      <style:text-properties officeooo:paragraph-rsid="000f22d4"/>
    </style:style>
    <style:style style:name="P8" style:family="paragraph" style:parent-style-name="Standard">
      <style:text-properties fo:font-size="16pt" officeooo:paragraph-rsid="000eb517" style:font-size-asian="16pt" style:font-size-complex="16pt"/>
    </style:style>
    <style:style style:name="P9" style:family="paragraph" style:parent-style-name="Standard">
      <style:text-properties officeooo:paragraph-rsid="00112467"/>
    </style:style>
    <style:style style:name="P10" style:family="paragraph" style:parent-style-name="Standard">
      <style:text-properties officeooo:rsid="0011c983" officeooo:paragraph-rsid="0011c983"/>
    </style:style>
    <style:style style:name="P11" style:family="paragraph" style:parent-style-name="Standard">
      <style:paragraph-properties fo:margin-left="0cm" fo:margin-right="0cm" fo:text-indent="0.741cm" style:auto-text-indent="false"/>
      <style:text-properties fo:language="en" fo:country="GB" fo:font-weight="normal" officeooo:paragraph-rsid="000f22d4" style:font-weight-asian="normal" style:font-weight-complex="normal"/>
    </style:style>
    <style:style style:name="P12" style:family="paragraph" style:parent-style-name="Standard">
      <style:paragraph-properties fo:margin-left="0cm" fo:margin-right="0cm" fo:text-indent="0.741cm" style:auto-text-indent="false"/>
      <style:text-properties officeooo:paragraph-rsid="000f22d4"/>
    </style:style>
    <style:style style:name="P13" style:family="paragraph" style:parent-style-name="Heading_20_2">
      <style:text-properties style:font-name="Liberation Serif" officeooo:paragraph-rsid="000f22d4"/>
    </style:style>
    <style:style style:name="T1" style:family="text">
      <style:text-properties fo:language="en" fo:country="GB" fo:font-weight="normal" style:font-weight-asian="normal" style:font-weight-complex="normal"/>
    </style:style>
    <style:style style:name="T2" style:family="text">
      <style:text-properties fo:language="en" fo:country="GB"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Improving CPU Performance</text:span></text:p>
      <text:p text:style-name="P6"><text:span text:style-name="T1">Clock speed is one aspect of a CPU that affects its performance. Most modern CPUs use cache memory, multiple cores, pipe-lining and integrated GPUs to improve performance.</text:span></text:p>
      <text:p text:style-name="P6"><text:span text:style-name="T2">Cache Memory</text:span></text:p>
      <text:p text:style-name="P6"><text:span text:style-name="T1">- RAM, while fast compared to secondary storage, is still slower than the processor. This makes RAM a bottleneck in the speed at which a processor can operate.</text:span></text:p>
      <text:p text:style-name="P6"><text:span text:style-name="T1">- To get around this processors have a small amount of fast memory called cache.</text:span></text:p>
      <text:p text:style-name="P6"><text:span text:style-name="T1">- Cache stores data that is likely to be used soon or is used repeatedly.</text:span></text:p>
      <text:p text:style-name="P6"><text:span text:style-name="T1">- The larger that cache storage is the slower it operates and its expensive. Therefore modern cache often has multiple layers with the smallest being checked first up until the largest and then RAM.</text:span></text:p>
      <text:p text:style-name="P6"><text:span text:style-name="T2"/></text:p>
      <text:p text:style-name="P6"><text:span text:style-name="T2">Multiple Cores</text:span></text:p>
      <text:p text:style-name="P6"><text:span text:style-name="T1">- Each core is its own distinct processing unit on the CPU. As well as having its own cache the cores will also share a higher level cache.</text:span></text:p>
      <text:p text:style-name="P6"><text:span text:style-name="T1">- It is also possible for multiple cores to work on the same problem. This </text:span><text:span text:style-name="T2">parallel processing </text:span><text:span text:style-name="T1">doesn’t necessarily mean n times the speed where n is the number of cores.</text:span></text:p>
      <text:p text:style-name="P2"/>
      <text:p text:style-name="P6"><text:span text:style-name="T2">Pipe-lining</text:span></text:p>
      <text:p text:style-name="P6"><text:span text:style-name="T1">- Being able to apply pipe-lining to a problem is an example of </text:span><text:span text:style-name="T2">computational thinking.</text:span></text:p>
      <text:p text:style-name="P6"><text:span text:style-name="T1">- Pipe-lining is the idea that the output of one process is the input of another forming a pipe-line.</text:span></text:p>
      <text:p text:style-name="P6"><text:span text:style-name="T1">- An example of this is separating the FDE cycle into three “pipelines” each performing part of the problem.</text:span></text:p>
      <text:p text:style-name="P6"><text:span text:style-name="T1">- Pipe-lining does have its limitations. It is not always possible to predict which instructions needs to be fetched and decoded next. In the case when the prediction is incorrect then the pipes need to be </text:span><text:span text:style-name="T2">flushed.</text:span></text:p>
      <text:p text:style-name="P6"><text:span text:style-name="T1">- Flushing the pipelines decreases the effectiveness of the pipeline.</text:span></text:p>
      <text:p text:style-name="P2"/>
      <text:p text:style-name="P6"><text:span text:style-name="T2">Graphics Processing Unit (GPU)</text:span></text:p>
      <text:p text:style-name="P6"><text:span text:style-name="T1">- A graphics processing unit is designed to perform the calculations associated with graphics. GPUs have instruction sets specifically designed to deal with these kinds of problems.</text:span></text:p>
      <text:p text:style-name="P6"><text:span text:style-name="T1">- Often when processing graphics the same instruction has to be carried out to many points on screen. To speed this up GPUs are able to process these pieces of data in parallel </text:span><text:span text:style-name="T2">vector processing which is single instruction multiple data.</text:span></text:p>
      <text:p text:style-name="P6"><text:span text:style-name="T2">Uses of GPUs</text:span></text:p>
      <text:p text:style-name="P1"><text:span text:style-name="T1">- GPUs can be used for not only graphics and gamers. They can be used for code-breaking and science as well.</text:span></text:p>
      <text:p text:style-name="P1"><text:span text:style-name="T1"/></text:p>
      <text:h text:style-name="P13" text:outline-level="2"><text:span text:style-name="T2">Computer Architectures</text:span></text:h>
      <text:p text:style-name="P7"><text:span text:style-name="T2">Von Neumann Architectures</text:span></text:p>
      <text:p text:style-name="P7"><text:span text:style-name="T1">- The model of the processor we mostly look at is known as Von Neumann Architecture. This describes a single control unit that sequentially works through instructions.</text:span></text:p>
      <text:p text:style-name="P7"><text:span text:style-name="T1">- Instructions and Data are stored in memory together but both of these things are sent along the same bus.</text:span></text:p>
      <text:p text:style-name="P7"><text:span text:style-name="T1">- Instructions cannot be fetched at the same time as data is being sent along the bus - the </text:span><text:span text:style-name="T2">Von Neumann bottleneck.</text:span></text:p>
      <text:p text:style-name="P4"/>
      <text:p text:style-name="P7"><text:span text:style-name="T2">Harvard Architecture</text:span></text:p>
      <text:p text:style-name="P7"><text:span text:style-name="T1">- Data and instructions are stored in separate memory units with separate buses.</text:span></text:p>
      <text:p text:style-name="P7"><text:span text:style-name="T1">- The Harvard architecture tends to be used by RISC processors.</text:span></text:p>
      <text:p text:style-name="P4"/>
      <text:p text:style-name="P7"><text:soft-page-break/><text:span text:style-name="T2">Parallel Processing</text:span></text:p>
      <text:p text:style-name="P7"><text:span text:style-name="T1">- When a computer carries out multiple computations simultaneously to solve a given problem.</text:span></text:p>
      <text:p text:style-name="P7"><text:span text:style-name="T1">- There are different approaches to this:</text:span></text:p>
      <text:p text:style-name="P12"><text:span text:style-name="T1">- </text:span><text:span text:style-name="T2">Single Instruction Multiple Data SIMD: </text:span><text:span text:style-name="T1">Same instruction is carried out on multiple pieces of data at the same time.</text:span></text:p>
      <text:p text:style-name="P12"><text:span text:style-name="T1">- </text:span><text:span text:style-name="T2">Multiple Instruction Multiple Data MIMD: </text:span><text:span text:style-name="T1">Different instructions are carried out concurrently on different pieces of data. Supercomputers are massive parallel machines they contain many processors all working in parallel.</text:span></text:p>
      <text:p text:style-name="P12"><text:span text:style-name="T1">- </text:span><text:span text:style-name="T2">Distributed Computing: </text:span><text:span text:style-name="T1">Each computer across a network takes on part of the problem simultaneously.</text:span></text:p>
      <text:p text:style-name="P11"/>
      <text:p text:style-name="P4"><text:bookmark text:name="_GoBack"/></text:p>
      <text:p text:style-name="P7"><text:span text:style-name="T2">RISC vs CISC<text:line-break/></text:span><text:span text:style-name="T1">- As computers become more complicated they have a larger amount of instructions in their instruction set.</text:span></text:p>
      <text:p text:style-name="P7"><text:span text:style-name="T1">- CISC or Complex Instruction Set Computer is an approach where the instructions often mirror their high-level equivalents and require multiple clock cycles to complete but will require less memory.</text:span></text:p>
      <text:p text:style-name="P7"><text:span text:style-name="T1">- RISC or Reduced Instruction Set Computer the number of instructions is streamlined and should ideally all take one clock cycle which allows a RISC system to utilise pipe-lining.</text:span></text:p>
      <text:p text:style-name="P7"><text:span text:style-name="T1">- RISC systems have less transistors so tend to produce less heat which saves money on cooling and cost less than their CISC counterparts.</text:span></text:p>
      <text:p text:style-name="P7"><text:span text:style-name="T1">- Compilers may have a harder time translating high-level code into RISC assembly or machine code as there is a more limited set of instructions available.</text:span></text:p>
      <text:p text:style-name="P9"><text:span text:style-name="T1">- Boundaries between the two are getting more and more blurred.</text:span></text:p>
      <text:p text:style-name="P9"><text:span text:style-name="T1"/></text:p>
      <text:p text:style-name="P10"><text:span text:style-name="T1">One advantage other than cost of RISC is that its easier to implement pipelining when there’s one clock cycle per instruction.</text:span></text:p>
      <text:p text:style-name="P3"><text:span text:style-name="T1"/></text:p>
      <text:p text:style-name="P5">ARM stock prices have increased because of their use in smartph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Standard" style:default-outline-level="2" style:list-style-name="" style:class="text">
      <style:paragraph-properties fo:margin-top="0.459cm" fo:margin-bottom="0.459cm" loext:contextual-spacing="false" fo:line-height="100%" fo:keep-together="always" fo:keep-with-next="always"/>
      <style:text-properties style:font-name="Calibri" fo:font-family="Calibri" style:font-family-generic="roman" style:font-pitch="variable"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4T20:56:41.314000000</meta:creation-date>
    <dc:date>2018-04-04T21:03:01.541000000</dc:date>
    <meta:editing-duration>PT6M18S</meta:editing-duration>
    <meta:editing-cycles>6</meta:editing-cycles>
    <meta:generator>LibreOffice/6.0.2.1$Windows_X86_64 LibreOffice_project/f7f06a8f319e4b62f9bc5095aa112a65d2f3ac89</meta:generator>
    <meta:document-statistic meta:table-count="0" meta:image-count="0" meta:object-count="0" meta:page-count="2" meta:paragraph-count="43" meta:word-count="742" meta:character-count="4434" meta:non-whitespace-character-count="3735"/>
  </office:meta>
</office:document-meta>
</file>